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7a4" officeooo:paragraph-rsid="000ac7a4"/>
    </style:style>
    <style:style style:name="P2" style:family="paragraph" style:parent-style-name="Standard">
      <style:text-properties officeooo:rsid="000ac7a4" officeooo:paragraph-rsid="00128279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ac7a4" officeooo:paragraph-rsid="000ac7a4"/>
    </style:style>
    <style:style style:name="P4" style:family="paragraph" style:parent-style-name="Standard">
      <style:text-properties officeooo:rsid="001159ec" officeooo:paragraph-rsid="001159ec"/>
    </style:style>
    <style:style style:name="P5" style:family="paragraph" style:parent-style-name="Standard">
      <style:text-properties officeooo:paragraph-rsid="00128279"/>
    </style:style>
    <style:style style:name="P6" style:family="paragraph" style:parent-style-name="Standard">
      <style:text-properties officeooo:rsid="00128279" officeooo:paragraph-rsid="00128279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28279" officeooo:paragraph-rsid="00128279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2" style:family="text">
      <style:text-properties officeooo:rsid="000ff300"/>
    </style:style>
    <style:style style:name="T3" style:family="text">
      <style:text-properties officeooo:rsid="001159ec"/>
    </style:style>
    <style:style style:name="T4" style:family="text">
      <style:text-properties style:font-name="Liberation Serif" officeooo:rsid="001159ec"/>
    </style:style>
    <style:style style:name="T5" style:family="text">
      <style:text-properties officeooo:rsid="001f18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# updating system packages </text:p>
      <text:p text:style-name="P1">sudo apt-get update -y</text:p>
      <text:p text:style-name="P3"><text:span text:style-name="T3"># </text:span>Install the rbenv and Ruby dependencies</text:p>
      <text:p text:style-name="P1">sudo apt-get install git-core curl zlib1g-dev build-essential libssl-dev libreadline-dev libyaml-dev libsqlite3-dev sqlite3 libxml2-dev libxslt1-dev libcurl4-openssl-dev python-software-properties libffi-dev -y</text:p>
      <text:p text:style-name="P1"/>
      <text:p text:style-name="P5"><text:span text:style-name="T3">#</text:span><text:span text:style-name="T4"> </text:span><text:span text:style-name="T1">to install rbenv</text:span><text:span text:style-name="T3"> </text:span></text:p>
      <text:p text:style-name="P1">cd <text:span text:style-name="T3">~</text:span></text:p>
      <text:p text:style-name="P1">git clone git://github.com/sstephenson/rbenv.git .rbenv</text:p>
      <text:p text:style-name="P1">echo 'export PATH="$HOME/.rbenv/bin:$PATH"' &gt;&gt; ~/.bashrc</text:p>
      <text:p text:style-name="P1">echo 'eval "$(rbenv init -)"' &gt;&gt; ~/.bashrc</text:p>
      <text:p text:style-name="P1">git clone git://github.com/sstephenson/ruby-build.git ~/.rbenv/plugins/ruby-build</text:p>
      <text:p text:style-name="P1">echo 'export PATH="$HOME/.rbenv/plugins/ruby-build/bin:$PATH"' &gt;&gt; ~/.bashrc</text:p>
      <text:p text:style-name="P1">source ~/.bashrc</text:p>
      <text:p text:style-name="P6"># exit</text:p>
      <text:p text:style-name="P6"/>
      <text:p text:style-name="P2">source ~/.bashrc</text:p>
      <text:p text:style-name="P6"># installing ruby version 2.3.<text:span text:style-name="T5">1</text:span>.</text:p>
      <text:p text:style-name="P1">rbenv install -v 2.<text:span text:style-name="T2">3.1</text:span></text:p>
      <text:p text:style-name="P1">rbenv global 2.3.<text:span text:style-name="T5">1</text:span></text:p>
      <text:p text:style-name="P1">ruby -v</text:p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07:45:31.862397577</meta:creation-date>
    <dc:date>2018-10-02T17:47:52.094599503</dc:date>
    <meta:editing-duration>PT2H4M39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84" meta:character-count="749" meta:non-whitespace-character-count="681"/>
  </office:meta>
</office:document-meta>
</file>